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Presidency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0.40007606*[.B2]+0.26678712*[.C2]-1.13328149*[.D2]-1.33315633*[.E2]+0.13354116*[.F2]-0.8661906*[.G2]+0.60017033*[.H2]+1.26629517*[.I2]-1.26562514*[.J2]-0.53381404*[.K2]-0.86723862*[.M2]" office:value-type="float" office:value="0.13421119" calcext:value-type="float">
            <text:p>0.1342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3]+0.26678712*[.C3]-1.13328149*[.D3]-1.33315633*[.E3]+0.13354116*[.F3]-0.8661906*[.G3]+0.60017033*[.H3]+1.26629517*[.I3]-1.26562514*[.J3]-0.53381404*[.K3]-0.86723862*[.M3]" office:value-type="float" office:value="0.46755142" calcext:value-type="float">
            <text:p>0.46755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4]+0.26678712*[.C4]-1.13328149*[.D4]-1.33315633*[.E4]+0.13354116*[.F4]-0.8661906*[.G4]+0.60017033*[.H4]+1.26629517*[.I4]-1.26562514*[.J4]-0.53381404*[.K4]-0.86723862*[.M4]" office:value-type="float" office:value="0.60042255" calcext:value-type="float">
            <text:p>0.60042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-0.40007606*[.B5]+0.26678712*[.C5]-1.13328149*[.D5]-1.33315633*[.E5]+0.13354116*[.F5]-0.8661906*[.G5]+0.60017033*[.H5]+1.26629517*[.I5]-1.26562514*[.J5]-0.53381404*[.K5]-0.86723862*[.M5]" office:value-type="float" office:value="0.13323311" calcext:value-type="float">
            <text:p>0.13323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-0.40007606*[.B6]+0.26678712*[.C6]-1.13328149*[.D6]-1.33315633*[.E6]+0.13354116*[.F6]-0.8661906*[.G6]+0.60017033*[.H6]+1.26629517*[.I6]-1.26562514*[.J6]-0.53381404*[.K6]-0.86723862*[.M6]" office:value-type="float" office:value="0.13354116" calcext:value-type="float">
            <text:p>0.13354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7]+0.26678712*[.C7]-1.13328149*[.D7]-1.33315633*[.E7]+0.13354116*[.F7]-0.8661906*[.G7]+0.60017033*[.H7]+1.26629517*[.I7]-1.26562514*[.J7]-0.53381404*[.K7]-0.86723862*[.M7]" office:value-type="float" office:value="0.13325999" calcext:value-type="float">
            <text:p>0.13325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8]+0.26678712*[.C8]-1.13328149*[.D8]-1.33315633*[.E8]+0.13354116*[.F8]-0.8661906*[.G8]+0.60017033*[.H8]+1.26629517*[.I8]-1.26562514*[.J8]-0.53381404*[.K8]-0.86723862*[.M8]" office:value-type="float" office:value="0.60042255" calcext:value-type="float">
            <text:p>0.60042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-0.40007606*[.B9]+0.26678712*[.C9]-1.13328149*[.D9]-1.33315633*[.E9]+0.13354116*[.F9]-0.8661906*[.G9]+0.60017033*[.H9]+1.26629517*[.I9]-1.26562514*[.J9]-0.53381404*[.K9]-0.86723862*[.M9]" office:value-type="float" office:value="0.26681563" calcext:value-type="float">
            <text:p>0.26681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-0.40007606*[.B10]+0.26678712*[.C10]-1.13328149*[.D10]-1.33315633*[.E10]+0.13354116*[.F10]-0.8661906*[.G10]+0.60017033*[.H10]+1.26629517*[.I10]-1.26562514*[.J10]-0.53381404*[.K10]-0.86723862*[.M10]" office:value-type="float" office:value="1.39983633" calcext:value-type="float">
            <text:p>1.39983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0.40007606*[.B11]+0.26678712*[.C11]-1.13328149*[.D11]-1.33315633*[.E11]+0.13354116*[.F11]-0.8661906*[.G11]+0.60017033*[.H11]+1.26629517*[.I11]-1.26562514*[.J11]-0.53381404*[.K11]-0.86723862*[.M11]" office:value-type="float" office:value="0.59969825" calcext:value-type="float">
            <text:p>0.59969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-0.40007606*[.B12]+0.26678712*[.C12]-1.13328149*[.D12]-1.33315633*[.E12]+0.13354116*[.F12]-0.8661906*[.G12]+0.60017033*[.H12]+1.26629517*[.I12]-1.26562514*[.J12]-0.53381404*[.K12]-0.86723862*[.M12]" office:value-type="float" office:value="0.46688139" calcext:value-type="float">
            <text:p>0.46688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13]+0.26678712*[.C13]-1.13328149*[.D13]-1.33315633*[.E13]+0.13354116*[.F13]-0.8661906*[.G13]+0.60017033*[.H13]+1.26629517*[.I13]-1.26562514*[.J13]-0.53381404*[.K13]-0.86723862*[.M13]" office:value-type="float" office:value="1.40060318" calcext:value-type="float">
            <text:p>1.40060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14]+0.26678712*[.C14]-1.13328149*[.D14]-1.33315633*[.E14]+0.13354116*[.F14]-0.8661906*[.G14]+0.60017033*[.H14]+1.26629517*[.I14]-1.26562514*[.J14]-0.53381404*[.K14]-0.86723862*[.M14]" office:value-type="float" office:value="1.00052712" calcext:value-type="float">
            <text:p>1.00052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15]+0.26678712*[.C15]-1.13328149*[.D15]-1.33315633*[.E15]+0.13354116*[.F15]-0.8661906*[.G15]+0.60017033*[.H15]+1.26629517*[.I15]-1.26562514*[.J15]-0.53381404*[.K15]-0.86723862*[.M15]" office:value-type="float" office:value="1.86671772" calcext:value-type="float">
            <text:p>1.86671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-0.40007606*[.B16]+0.26678712*[.C16]-1.13328149*[.D16]-1.33315633*[.E16]+0.13354116*[.F16]-0.8661906*[.G16]+0.60017033*[.H16]+1.26629517*[.I16]-1.26562514*[.J16]-0.53381404*[.K16]-0.86723862*[.M16]" office:value-type="float" office:value="0.1332659" calcext:value-type="float">
            <text:p>0.1332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17]+0.26678712*[.C17]-1.13328149*[.D17]-1.33315633*[.E17]+0.13354116*[.F17]-0.8661906*[.G17]+0.60017033*[.H17]+1.26629517*[.I17]-1.26562514*[.J17]-0.53381404*[.K17]-0.86723862*[.M17]" office:value-type="float" office:value="1.00049861" calcext:value-type="float">
            <text:p>1.00049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-0.40007606*[.B18]+0.26678712*[.C18]-1.13328149*[.D18]-1.33315633*[.E18]+0.13354116*[.F18]-0.8661906*[.G18]+0.60017033*[.H18]+1.26629517*[.I18]-1.26562514*[.J18]-0.53381404*[.K18]-0.86723862*[.M18]" office:value-type="float" office:value="0.73371149" calcext:value-type="float">
            <text:p>0.73371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0.40007606*[.B19]+0.26678712*[.C19]-1.13328149*[.D19]-1.33315633*[.E19]+0.13354116*[.F19]-0.8661906*[.G19]+0.60017033*[.H19]+1.26629517*[.I19]-1.26562514*[.J19]-0.53381404*[.K19]-0.86723862*[.M19]" office:value-type="float" office:value="0.13421119" calcext:value-type="float">
            <text:p>0.1342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0.40007606*[.B20]+0.26678712*[.C20]-1.13328149*[.D20]-1.33315633*[.E20]+0.13354116*[.F20]-0.8661906*[.G20]+0.60017033*[.H20]+1.26629517*[.I20]-1.26562514*[.J20]-0.53381404*[.K20]-0.86723862*[.M20]" office:value-type="float" office:value="-3.53196869" calcext:value-type="float">
            <text:p>-3.53196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0.40007606*[.B21]+0.26678712*[.C21]-1.13328149*[.D21]-1.33315633*[.E21]+0.13354116*[.F21]-0.8661906*[.G21]+0.60017033*[.H21]+1.26629517*[.I21]-1.26562514*[.J21]-0.53381404*[.K21]-0.86723862*[.M21]" office:value-type="float" office:value="-2.86644991" calcext:value-type="float">
            <text:p>-2.86644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22]+0.26678712*[.C22]-1.13328149*[.D22]-1.33315633*[.E22]+0.13354116*[.F22]-0.8661906*[.G22]+0.60017033*[.H22]+1.26629517*[.I22]-1.26562514*[.J22]-0.53381404*[.K22]-0.86723862*[.M22]" office:value-type="float" office:value="-2.3986872" calcext:value-type="float">
            <text:p>-2.3986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23]+0.26678712*[.C23]-1.13328149*[.D23]-1.33315633*[.E23]+0.13354116*[.F23]-0.8661906*[.G23]+0.60017033*[.H23]+1.26629517*[.I23]-1.26562514*[.J23]-0.53381404*[.K23]-0.86723862*[.M23]" office:value-type="float" office:value="-1.86630892" calcext:value-type="float">
            <text:p>-1.8663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0.40007606*[.B24]+0.26678712*[.C24]-1.13328149*[.D24]-1.33315633*[.E24]+0.13354116*[.F24]-0.8661906*[.G24]+0.60017033*[.H24]+1.26629517*[.I24]-1.26562514*[.J24]-0.53381404*[.K24]-0.86723862*[.M24]" office:value-type="float" office:value="-2.1986769" calcext:value-type="float">
            <text:p>-2.1986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-0.40007606*[.B25]+0.26678712*[.C25]-1.13328149*[.D25]-1.33315633*[.E25]+0.13354116*[.F25]-0.8661906*[.G25]+0.60017033*[.H25]+1.26629517*[.I25]-1.26562514*[.J25]-0.53381404*[.K25]-0.86723862*[.M25]" office:value-type="float" office:value="-1.86601527" calcext:value-type="float">
            <text:p>-1.8660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0.40007606*[.B26]+0.26678712*[.C26]-1.13328149*[.D26]-1.33315633*[.E26]+0.13354116*[.F26]-0.8661906*[.G26]+0.60017033*[.H26]+1.26629517*[.I26]-1.26562514*[.J26]-0.53381404*[.K26]-0.86723862*[.M26]" office:value-type="float" office:value="-2.59875296" calcext:value-type="float">
            <text:p>-2.59875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27]+0.26678712*[.C27]-1.13328149*[.D27]-1.33315633*[.E27]+0.13354116*[.F27]-0.8661906*[.G27]+0.60017033*[.H27]+1.26629517*[.I27]-1.26562514*[.J27]-0.53381404*[.K27]-0.86723862*[.M27]" office:value-type="float" office:value="-2.99880214" calcext:value-type="float">
            <text:p>-2.9988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28]+0.26678712*[.C28]-1.13328149*[.D28]-1.33315633*[.E28]+0.13354116*[.F28]-0.8661906*[.G28]+0.60017033*[.H28]+1.26629517*[.I28]-1.26562514*[.J28]-0.53381404*[.K28]-0.86723862*[.M28]" office:value-type="float" office:value="-3.13428505" calcext:value-type="float">
            <text:p>-3.13428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29]+0.26678712*[.C29]-1.13328149*[.D29]-1.33315633*[.E29]+0.13354116*[.F29]-0.8661906*[.G29]+0.60017033*[.H29]+1.26629517*[.I29]-1.26562514*[.J29]-0.53381404*[.K29]-0.86723862*[.M29]" office:value-type="float" office:value="-1.86671816" calcext:value-type="float">
            <text:p>-1.8667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0.40007606*[.B30]+0.26678712*[.C30]-1.13328149*[.D30]-1.33315633*[.E30]+0.13354116*[.F30]-0.8661906*[.G30]+0.60017033*[.H30]+1.26629517*[.I30]-1.26562514*[.J30]-0.53381404*[.K30]-0.86723862*[.M30]" office:value-type="float" office:value="-1.9988864" calcext:value-type="float">
            <text:p>-1.9988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0.40007606*[.B31]+0.26678712*[.C31]-1.13328149*[.D31]-1.33315633*[.E31]+0.13354116*[.F31]-0.8661906*[.G31]+0.60017033*[.H31]+1.26629517*[.I31]-1.26562514*[.J31]-0.53381404*[.K31]-0.86723862*[.M31]" office:value-type="float" office:value="-1.86671815" calcext:value-type="float">
            <text:p>-1.8667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0.40007606*[.B32]+0.26678712*[.C32]-1.13328149*[.D32]-1.33315633*[.E32]+0.13354116*[.F32]-0.8661906*[.G32]+0.60017033*[.H32]+1.26629517*[.I32]-1.26562514*[.J32]-0.53381404*[.K32]-0.86723862*[.M32]" office:value-type="float" office:value="-3.99996959" calcext:value-type="float">
            <text:p>-3.9999695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9:36:24.377329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0T20:06:36.938574777</dc:date>
    <meta:editing-duration>PT23M9S</meta:editing-duration>
    <meta:editing-cycles>5</meta:editing-cycles>
    <meta:document-statistic meta:table-count="1" meta:cell-count="480" meta:object-count="0"/>
  </office:meta>
</office:document-meta>
</file>